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text-align="start" style:justify-single-word="false"/>
      <style:text-properties officeooo:rsid="00142c55" officeooo:paragraph-rsid="00142c55"/>
    </style:style>
    <style:style style:name="P2" style:family="paragraph" style:parent-style-name="Standard">
      <style:paragraph-properties fo:text-align="start" style:justify-single-word="false"/>
      <style:text-properties officeooo:rsid="00142c55" officeooo:paragraph-rsid="00142c55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none" fo:font-weight="bold" officeooo:rsid="00142c55" officeooo:paragraph-rsid="00142c55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style:text-underline-style="none" fo:font-weight="bold" officeooo:rsid="00142c55" officeooo:paragraph-rsid="00142c55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2c55" officeooo:paragraph-rsid="00142c5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42c55" officeooo:paragraph-rsid="001515e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515ea" officeooo:paragraph-rsid="001515e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515ea" officeooo:paragraph-rsid="0015960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515ea" officeooo:paragraph-rsid="00166b7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142c55"/>
    </style:style>
    <style:style style:name="P11" style:family="paragraph" style:parent-style-name="Standard" style:list-style-name="L2">
      <style:paragraph-properties fo:text-align="start" style:justify-single-word="false"/>
      <style:text-properties officeooo:paragraph-rsid="00142c55"/>
    </style:style>
    <style:style style:name="P12" style:family="paragraph" style:parent-style-name="Standard">
      <style:paragraph-properties fo:text-align="start" style:justify-single-word="false"/>
      <style:text-properties officeooo:paragraph-rsid="001515ea"/>
    </style:style>
    <style:style style:name="P13" style:family="paragraph" style:parent-style-name="Standard" style:list-style-name="L4">
      <style:paragraph-properties fo:text-align="start" style:justify-single-word="false"/>
      <style:text-properties officeooo:paragraph-rsid="001515ea"/>
    </style:style>
    <style:style style:name="P14" style:family="paragraph" style:parent-style-name="Standard" style:list-style-name="L4">
      <style:paragraph-properties fo:text-align="start" style:justify-single-word="false"/>
      <style:text-properties officeooo:paragraph-rsid="001682a3"/>
    </style:style>
    <style:style style:name="P15" style:family="paragraph" style:parent-style-name="Standard" style:list-style-name="L5">
      <style:paragraph-properties fo:text-align="start" style:justify-single-word="false"/>
      <style:text-properties officeooo:paragraph-rsid="001515ea"/>
    </style:style>
    <style:style style:name="P16" style:family="paragraph" style:parent-style-name="Standard" style:list-style-name="L5">
      <style:paragraph-properties fo:text-align="start" style:justify-single-word="false"/>
      <style:text-properties officeooo:paragraph-rsid="001682a3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142c55" officeooo:paragraph-rsid="00142c55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1515ea" officeooo:paragraph-rsid="001515ea" style:font-size-asian="12.25pt" style:font-weight-asian="bold" style:font-size-complex="14pt" style:font-weight-complex="bold"/>
    </style:style>
    <style:style style:name="P19" style:family="paragraph" style:parent-style-name="Standard" style:list-style-name="L6">
      <style:paragraph-properties fo:text-align="start" style:justify-single-word="false"/>
      <style:text-properties officeooo:rsid="001515ea" officeooo:paragraph-rsid="001515ea"/>
    </style:style>
    <style:style style:name="T1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style:text-underline-style="none" fo:font-weight="normal" officeooo:rsid="00142c55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1515ea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1682a3" style:font-size-asian="10.5pt" style:font-weight-asian="normal" style:font-size-complex="12pt" style:font-weight-complex="normal"/>
    </style:style>
    <style:style style:name="T5" style:family="text">
      <style:text-properties fo:font-size="12pt" style:text-underline-style="none" fo:font-weight="bold" officeooo:rsid="00142c55" style:font-size-asian="10.5pt" style:font-weight-asian="bold" style:font-size-complex="12pt" style:font-weight-complex="bold"/>
    </style:style>
    <style:style style:name="T6" style:family="text">
      <style:text-properties fo:font-size="12pt" style:text-underline-style="none" fo:font-weight="bold" officeooo:rsid="001515ea" style:font-size-asian="10.5pt" style:font-weight-asian="bold" style:font-size-complex="12pt" style:font-weight-complex="bold"/>
    </style:style>
    <style:style style:name="T7" style:family="text">
      <style:text-properties fo:font-size="12pt" style:text-underline-style="none" officeooo:rsid="001515ea" style:font-size-asian="12pt" style:font-size-complex="12pt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159606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style:text-underline-style="none" fo:font-weight="bold" officeooo:rsid="00142c55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mputer Networks</text:p>
      <text:p text:style-name="P3">Assignment1</text:p>
      <text:p text:style-name="P5"/>
      <text:p text:style-name="P5"><text:span text:style-name="T10"/></text:p>
      <text:p text:style-name="P5"><text:span text:style-name="T10">Team:</text:span> </text:p>
      <text:list xml:id="list3714553917065583303" text:style-name="L2">
        <text:list-item>
          <text:p text:style-name="P11"><text:span text:style-name="T2">Additya Popli – 20161215</text:span></text:p>
        </text:list-item>
        <text:list-item>
          <text:p text:style-name="P1"><text:span text:style-name="T1">Devansh Gautam – 20161171</text:span></text:p>
        </text:list-item>
      </text:list>
      <text:p text:style-name="P2"><text:span text:style-name="T1"/></text:p>
      <text:p text:style-name="P18"><text:span text:style-name="T8"/></text:p>
      <text:p text:style-name="P18"><text:span text:style-name="T8">Directory Structure</text:span></text:p>
      <text:p text:style-name="P18"><text:span text:style-name="T8"/></text:p>
      <text:p text:style-name="P7"><text:span text:style-name="T8">├── Q1</text:span></text:p>
      <text:p text:style-name="P7"><text:span text:style-name="T8">│   ├── Client</text:span></text:p>
      <text:p text:style-name="P7"><text:span text:style-name="T8">│   │   └── client.cpp</text:span></text:p>
      <text:p text:style-name="P7"><text:span text:style-name="T8">│   └── Server</text:span></text:p>
      <text:p text:style-name="P7"><text:span text:style-name="T8">│   <text:s text:c="4"/>├── Data</text:span></text:p>
      <text:p text:style-name="P7"><text:span text:style-name="T8">│   <text:s text:c="4"/>│   └── file0</text:span></text:p>
      <text:p text:style-name="P7"><text:span text:style-name="T8">│   <text:s text:c="4"/>└── server.cpp</text:span></text:p>
      <text:p text:style-name="P9"><text:span text:style-name="T8">├── Q2</text:span></text:p>
      <text:p text:style-name="P9"><text:span text:style-name="T8">│ <text:s text:c="3"/>├── Client</text:span></text:p>
      <text:p text:style-name="P9"><text:span text:style-name="T8">│ <text:s text:c="3"/>│   ├── client_nonpersistent.cpp</text:span></text:p>
      <text:p text:style-name="P9"><text:span text:style-name="T8">│ <text:s text:c="3"/>│   └── client_persistent.cpp</text:span></text:p>
      <text:p text:style-name="P9"><text:span text:style-name="T8">│ <text:s text:c="3"/>└── Server</text:span></text:p>
      <text:p text:style-name="P9"><text:span text:style-name="T8">│ <text:s text:c="6"/>├── Data</text:span></text:p>
      <text:p text:style-name="P9"><text:span text:style-name="T8">│ <text:s text:c="6"/>│   ├── file0</text:span></text:p>
      <text:p text:style-name="P9"><text:span text:style-name="T8">│ <text:s text:c="6"/>│   ├── file1</text:span></text:p>
      <text:p text:style-name="P9"><text:span text:style-name="T8">│ <text:s text:c="6"/>│   ├── file2</text:span></text:p>
      <text:p text:style-name="P9"><text:span text:style-name="T8">│ <text:s text:c="6"/>│   ├── file3</text:span></text:p>
      <text:p text:style-name="P9"><text:span text:style-name="T8">│ <text:s text:c="6"/>│   ├── file4</text:span></text:p>
      <text:p text:style-name="P9"><text:span text:style-name="T8">│ <text:s text:c="6"/>│   ├── file5</text:span></text:p>
      <text:p text:style-name="P9"><text:span text:style-name="T8">│ <text:s text:c="6"/>│   ├── file6</text:span></text:p>
      <text:p text:style-name="P9"><text:span text:style-name="T8">│ <text:s text:c="6"/>│   ├── file7</text:span></text:p>
      <text:p text:style-name="P9"><text:span text:style-name="T8">│ <text:s text:c="6"/>│   ├── file8</text:span></text:p>
      <text:p text:style-name="P9"><text:span text:style-name="T8">│ <text:s text:c="6"/>│   └── file9</text:span></text:p>
      <text:p text:style-name="P9"><text:span text:style-name="T8">│ <text:s text:c="6"/>├── server_nonpersistent.cpp</text:span></text:p>
      <text:p text:style-name="P9"><text:span text:style-name="T8">│ <text:s text:c="6"/>└── server_persistent.cpp</text:span></text:p>
      <text:p text:style-name="P8"><text:span text:style-name="T8">└── </text:span><text:span text:style-name="T9">Report.pdf</text:span></text:p>
      <text:p text:style-name="P7"><text:span text:style-name="T8"/></text:p>
      <text:p text:style-name="P10"><text:span text:style-name="T11"/></text:p>
      <text:p text:style-name="P10"><text:span text:style-name="T11">Question 1</text:span></text:p>
      <text:p text:style-name="P10"><text:span text:style-name="T11"><text:tab/></text:span><text:span text:style-name="T5">Usage: </text:span></text:p>
      <text:list xml:id="list5281690292486420462" text:style-name="L4">
        <text:list-item>
          <text:p text:style-name="P14"><text:span text:style-name="T2">g++ -std=c++11 </text:span><text:span text:style-name="T4">client.cpp </text:span><text:span text:style-name="T2">-o client</text:span></text:p>
        </text:list-item>
        <text:list-item>
          <text:p text:style-name="P14"><text:span text:style-name="T2">g++ -std=c++11 serve</text:span><text:span text:style-name="T4">.cpp </text:span><text:span text:style-name="T2">-o server</text:span></text:p>
        </text:list-item>
        <text:list-item>
          <text:p text:style-name="P14"><text:span text:style-name="T2">./server</text:span></text:p>
        </text:list-item>
        <text:list-item>
          <text:p text:style-name="P13"><text:span text:style-name="T2">./client</text:span><text:span text:style-name="T4"> &lt;file_name&gt;</text:span></text:p>
        </text:list-item>
      </text:list>
      <text:p text:style-name="P12"><text:span text:style-name="T2"><text:tab/>./server starts the server after which client ca</text:span><text:span text:style-name="T3">n</text:span><text:span text:style-name="T2"> request for a file.</text:span></text:p>
      <text:p text:style-name="P12"><text:span text:style-name="T2"/></text:p>
      <text:p text:style-name="P17"><text:span text:style-name="T1"/></text:p>
      <text:p text:style-name="P17"><text:span text:style-name="T8"/></text:p>
      <text:p text:style-name="P17"><text:soft-page-break/><text:span text:style-name="T8"/></text:p>
      <text:p text:style-name="P17"><text:span text:style-name="T8"/></text:p>
      <text:p text:style-name="P17"><text:span text:style-name="T8">Question 2</text:span></text:p>
      <text:p text:style-name="P17"><text:span text:style-name="T8"><text:tab/></text:span><text:span text:style-name="T7">Usage:<text:tab/></text:span></text:p>
      <text:list xml:id="list3316575528985111920" text:style-name="L5">
        <text:list-item>
          <text:p text:style-name="P16"><text:span text:style-name="T2">g++ -std=c++11 </text:span><text:span text:style-name="T4">client_persistent.cpp / client_nonpersistent.cpp </text:span><text:span text:style-name="T2">-o client</text:span></text:p>
        </text:list-item>
        <text:list-item>
          <text:p text:style-name="P16"><text:span text:style-name="T2">g++ -std=c++11 server</text:span><text:span text:style-name="T4">_persistent.cpp / </text:span><text:span text:style-name="T2">server</text:span><text:span text:style-name="T4">_nonpersistent.cpp </text:span><text:span text:style-name="T2">-o server</text:span></text:p>
        </text:list-item>
        <text:list-item>
          <text:p text:style-name="P16"><text:span text:style-name="T2">./server_</text:span><text:span text:style-name="T4">persistent / </text:span><text:span text:style-name="T2">./server_</text:span><text:span text:style-name="T4">nonpersistent</text:span></text:p>
        </text:list-item>
        <text:list-item>
          <text:p text:style-name="P16"><text:span text:style-name="T2">./client _</text:span><text:span text:style-name="T4">persistent / ./ </text:span><text:span text:style-name="T2">client _</text:span><text:span text:style-name="T4">persistentnon </text:span><text:span text:style-name="T2">&lt;file_name_</text:span><text:span text:style-name="T3">1</text:span><text:span text:style-name="T2">&gt; &lt;file_name_</text:span><text:span text:style-name="T3">2</text:span><text:span text:style-name="T2">&gt; ... &lt;file_name_</text:span><text:span text:style-name="T3">N</text:span><text:span text:style-name="T2">&gt; </text:span></text:p>
        </text:list-item>
      </text:list>
      <text:p text:style-name="P12"><text:span text:style-name="T2"><text:tab/></text:span></text:p>
      <text:p text:style-name="P12"><text:span text:style-name="T2"><text:tab/></text:span><text:span text:style-name="T6">Comparision: </text:span><text:span text:style-name="T3">There are 10 files that have 1MB data each. </text:span></text:p>
      <text:list xml:id="list8856367680127842546" text:style-name="L6">
        <text:list-item>
          <text:p text:style-name="P19"><text:span text:style-name="T1">Persistent connection takes 0.23 seconds to transfer all the files.</text:span></text:p>
        </text:list-item>
        <text:list-item>
          <text:p text:style-name="P19"><text:span text:style-name="T1">Non-persistent connection takes 0.27 seconds.</text:span></text:p>
          <text:p text:style-name="P19"><text:span text:style-name="T1"/></text:p>
        </text:list-item>
      </text:list>
      <text:p text:style-name="P12"><text:span text:style-name="T3"><text:tab/>Persistent is faster since the socket connections are established only once hence less time <text:tab/>and less over head of all the system calls makes it faster. It will be even faster if we <text:tab/>transfer large number of files.</text:span></text:p>
      <text:p text:style-name="P6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21:25:30.411228024</meta:creation-date>
    <dc:date>2018-01-23T21:46:19.638127138</dc:date>
    <meta:editing-duration>PT20M47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51" meta:word-count="235" meta:character-count="1519" meta:non-whitespace-character-count="1189"/>
  </office:meta>
</office:document-meta>
</file>